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1528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 office:value-type="string" calcext:value-type="string">
            <text:p>Corner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Inn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Eternii calculations</text:p>
          </table:table-cell>
          <table:table-cell table:style-name="Default" table:number-columns-repeated="2"/>
          <table:table-cell table:style-name="Default" office:value-type="string" calcext:value-type="string">
            <text:p>Colors 1x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Default" office:value-type="string" calcext:value-type="string">
            <text:p>Pieces</text:p>
          </table:table-cell>
          <table:table-cell office:value-type="float" office:value="256" calcext:value-type="float">
            <text:p>256.00</text:p>
          </table:table-cell>
          <table:table-cell table:style-name="ce1" office:value-type="float" office:value="800000" calcext:value-type="float">
            <text:p>800,000.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2x2</text:p>
          </table:table-cell>
          <table:table-cell/>
          <table:table-cell table:style-name="Default"/>
          <table:table-cell table:style-name="Default" table:formula="of:=23*23" office:value-type="float" office:value="529" calcext:value-type="float">
            <text:p>529</text:p>
          </table:table-cell>
          <table:table-cell table:style-name="Default" table:number-columns-repeated="2"/>
          <table:table-cell table:style-name="Default" office:value-type="string" calcext:value-type="string">
            <text:p>RotPieces</text:p>
          </table:table-cell>
          <table:table-cell table:formula="of:=[.K2]*4" office:value-type="float" office:value="1024" calcext:value-type="float">
            <text:p>1,024.00</text:p>
          </table:table-cell>
          <table:table-cell table:style-name="ce1" table:formula="of:=[.L2]*4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4x4</text:p>
          </table:table-cell>
          <table:table-cell/>
          <table:table-cell table:style-name="Default"/>
          <table:table-cell table:style-name="Default" table:formula="of:=[.G3]*[.G3]" office:value-type="float" office:value="279841" calcext:value-type="float">
            <text:p>279841</text:p>
          </table:table-cell>
          <table:table-cell table:style-name="Default" table:number-columns-repeated="2"/>
          <table:table-cell table:style-name="Default" office:value-type="string" calcext:value-type="string">
            <text:p>Edges</text:p>
          </table:table-cell>
          <table:table-cell office:value-type="float" office:value="24" calcext:value-type="float">
            <text:p>24.00</text:p>
          </table:table-cell>
          <table:table-cell table:style-name="ce1" table:formula="of:=[.K4]^2" office:value-type="float" office:value="576" calcext:value-type="float">
            <text:p>576.0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Default" office:value-type="string" calcext:value-type="string">
            <text:p>Match 1</text:p>
          </table:table-cell>
          <table:table-cell table:formula="of:=[.K3]/[.K4]" office:value-type="float" office:value="42.6666666666667" calcext:value-type="float">
            <text:p>42.67</text:p>
          </table:table-cell>
          <table:table-cell table:style-name="ce1" table:formula="of:=[.L3]/[.L4]" office:value-type="float" office:value="5555.55555555556" calcext:value-type="float">
            <text:p>5,555.5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Default" office:value-type="string" calcext:value-type="string">
            <text:p>Match 2</text:p>
          </table:table-cell>
          <table:table-cell table:formula="of:=[.K3]/([.K4]^2)" office:value-type="float" office:value="1.77777777777778" calcext:value-type="float">
            <text:p>1.78</text:p>
          </table:table-cell>
          <table:table-cell table:style-name="ce1" table:formula="of:=[.L3]/([.L4]^2)" office:value-type="float" office:value="9.64506172839506" calcext:value-type="float">
            <text:p>9.65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Corners</text:p>
          </table:table-cell>
          <table:table-cell table:style-name="Default" office:value-type="string" calcext:value-type="string">
            <text:p>Edges</text:p>
          </table:table-cell>
          <table:table-cell office:value-type="string" calcext:value-type="string">
            <text:p>Inner</text:p>
          </table:table-cell>
          <table:table-cell table:style-name="Default" office:value-type="string" calcext:value-type="string">
            <text:p>Clue</text:p>
          </table:table-cell>
          <table:table-cell table:style-name="Default" office:value-type="string" calcext:value-type="string">
            <text:p>Corner→edge</text:p>
          </table:table-cell>
          <table:table-cell table:style-name="Default" table:number-columns-repeated="2"/>
          <table:table-cell table:style-name="Default" office:value-type="string" calcext:value-type="string">
            <text:p>Match 3</text:p>
          </table:table-cell>
          <table:table-cell table:formula="of:=[.K3]/([.K4]^3)" office:value-type="float" office:value="0.0740740740740741" calcext:value-type="float">
            <text:p>0.07</text:p>
          </table:table-cell>
          <table:table-cell table:style-name="ce1" table:formula="of:=[.L3]/([.L4]^3)" office:value-type="float" office:value="0.0167448988340192" calcext:value-type="float">
            <text:p>0.02</text:p>
          </table:table-cell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256" calcext:value-type="float">
            <text:p>256.00</text:p>
          </table:table-cell>
          <table:table-cell office:value-type="float" office:value="4" calcext:value-type="float">
            <text:p>4.00</text:p>
          </table:table-cell>
          <table:table-cell table:formula="of:=4*14" office:value-type="float" office:value="56" calcext:value-type="float">
            <text:p>56.00</text:p>
          </table:table-cell>
          <table:table-cell table:style-name="ce1" table:formula="of:=256-([.C8]+[.D8])" office:value-type="float" office:value="196" calcext:value-type="float">
            <text:p>196.00</text:p>
          </table:table-cell>
          <table:table-cell office:value-type="float" office:value="5" calcext:value-type="float">
            <text:p>5.00</text:p>
          </table:table-cell>
          <table:table-cell table:number-columns-repeated="3"/>
          <table:table-cell office:value-type="string" calcext:value-type="string">
            <text:p>Match 4</text:p>
          </table:table-cell>
          <table:table-cell table:formula="of:=[.K3]/([.K4]^4)" office:value-type="float" office:value="0.00308641975308642" calcext:value-type="float">
            <text:p>0.00</text:p>
          </table:table-cell>
          <table:table-cell table:style-name="ce1" table:formula="of:=[.L3]/([.L4]^4)" office:value-type="float" office:value="0.0000290710049201722" calcext:value-type="float">
            <text:p>0.00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64" calcext:value-type="float">
            <text:p>64.00</text:p>
          </table:table-cell>
          <table:table-cell office:value-type="float" office:value="1301" calcext:value-type="float">
            <text:p>1,301.00</text:p>
          </table:table-cell>
          <table:table-cell office:value-type="float" office:value="62807" calcext:value-type="float">
            <text:p>62,807.00</text:p>
          </table:table-cell>
          <table:table-cell table:style-name="ce1" office:value-type="float" office:value="815600" calcext:value-type="float">
            <text:p>815,600.00</text:p>
          </table:table-cell>
          <table:table-cell office:value-type="float" office:value="4000" calcext:value-type="float">
            <text:p>4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.00</text:p>
          </table:table-cell>
          <table:table-cell table:formula="of:=[.C9]*([.D9]/[.G3])*([.F9]/[.G3])*1" office:value-type="float" office:value="1167976.20077115" calcext:value-type="float">
            <text:p>1,167,976.20</text:p>
          </table:table-cell>
          <table:table-cell table:formula="of:=[.D9]*([.D9]/[.G3])*([.E9]/[.G4])*([.E9]/[.G4])" office:value-type="float" office:value="63342058.5469655" calcext:value-type="float">
            <text:p>63,342,058.55</text:p>
          </table:table-cell>
          <table:table-cell table:style-name="ce1" table:formula="of:=[.E9]*([.E9]/[.G3])*([.E9]/[.G3])*([.E9]/[.G4])" office:value-type="float" office:value="5650490905809.72" calcext:value-type="float">
            <text:p>5,650,490,905,809.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nected for 4x4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Hex unique corner combis</text:p>
          </table:table-cell>
          <table:table-cell table:number-columns-repeated="3"/>
          <table:table-cell office:value-type="string" calcext:value-type="string">
            <text:p>Pieces</text:p>
          </table:table-cell>
          <table:table-cell office:value-type="string" calcext:value-type="string">
            <text:p>Unique/corner</text:p>
          </table:table-cell>
          <table:table-cell office:value-type="string" calcext:value-type="string">
            <text:p>Corner 1</text:p>
          </table:table-cell>
          <table:table-cell office:value-type="string" calcext:value-type="string">
            <text:p>Corner 2</text:p>
          </table:table-cell>
          <table:table-cell office:value-type="string" calcext:value-type="string">
            <text:p>Corner 3</text:p>
          </table:table-cell>
          <table:table-cell office:value-type="string" calcext:value-type="string">
            <text:p>Corner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:</text:p>
          </table:table-cell>
          <table:table-cell table:style-name="ce4" table:formula="of:=[.J14]" office:value-type="float" office:value="6942316.519756" calcext:value-type="float">
            <text:p>6,942,316.52</text:p>
          </table:table-cell>
          <table:table-cell/>
          <table:table-cell office:value-type="string" calcext:value-type="string">
            <text:p>Hex corner (4x4)</text:p>
          </table:table-cell>
          <table:table-cell office:value-type="float" office:value="16" calcext:value-type="float">
            <text:p>16</text:p>
          </table:table-cell>
          <table:table-cell office:value-type="float" office:value="32000000" calcext:value-type="float">
            <text:p>32,000,000.00</text:p>
          </table:table-cell>
          <table:table-cell table:formula="of:=[.F14]" office:value-type="float" office:value="32000000" calcext:value-type="float">
            <text:p>32,000,000.00</text:p>
          </table:table-cell>
          <table:table-cell table:formula="of:=((((1024-16)/1024))^16)*[.G14]" office:value-type="float" office:value="24872485.4701892" calcext:value-type="float">
            <text:p>24,872,485.47</text:p>
          </table:table-cell>
          <table:table-cell table:formula="of:=((((1024-32)/1024))^16)*[.H14]" office:value-type="float" office:value="14966030.7793774" calcext:value-type="float">
            <text:p>14,966,030.78</text:p>
          </table:table-cell>
          <table:table-cell table:formula="of:=((((1024-48)/1024))^16)*[.I14]" office:value-type="float" office:value="6942316.519756" calcext:value-type="float">
            <text:p>6,942,316.5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6">
          <table:table-cell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22:32:15.319311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9:43:37.865755185</meta:creation-date>
    <dc:date>2022-06-08T22:53:51.150338020</dc:date>
    <meta:editing-duration>PT2M48S</meta:editing-duration>
    <meta:editing-cycles>3</meta:editing-cycles>
    <meta:generator>LibreOffice/6.4.7.2$Linux_X86_64 LibreOffice_project/40$Build-2</meta:generator>
    <meta:document-statistic meta:table-count="1" meta:cell-count="73" meta:object-count="0"/>
  </office:meta>
</office:document-meta>
</file>